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Tableau13" style:family="table">
      <style:table-properties style:width="16.97cm" table:align="right"/>
    </style:style>
    <style:style style:name="Tableau13.A" style:family="table-column">
      <style:table-column-properties style:column-width="1.177cm"/>
    </style:style>
    <style:style style:name="Tableau13.B" style:family="table-column">
      <style:table-column-properties style:column-width="1.235cm"/>
    </style:style>
    <style:style style:name="Tableau13.C" style:family="table-column">
      <style:table-column-properties style:column-width="1.205cm"/>
    </style:style>
    <style:style style:name="Tableau13.E" style:family="table-column">
      <style:table-column-properties style:column-width="1.207cm"/>
    </style:style>
    <style:style style:name="Tableau13.N" style:family="table-column">
      <style:table-column-properties style:column-width="1.214cm"/>
    </style:style>
    <style:style style:name="Tableau13.A1" style:family="table-cell">
      <style:table-cell-properties style:vertical-align="middle" fo:padding="0.097cm" fo:border="none"/>
    </style:style>
    <style:style style:name="Tableau13.C1" style:family="table-cell">
      <style:table-cell-properties style:vertical-align="middle" fo:padding="0.097cm" fo:border="0.002cm solid #000000"/>
    </style:style>
    <style:style style:name="Tableau13.C2" style:family="table-cell">
      <style:table-cell-properties style:vertical-align="middle" fo:padding="0.097cm" fo:border-left="0.002cm solid #000000" fo:border-right="none" fo:border-top="none" fo:border-bottom="0.002cm solid #000000"/>
    </style:style>
    <style:style style:name="Tableau13.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style:font-size-asian="10pt" style:font-size-complex="10pt"/>
    </style:style>
    <style:style style:name="P17"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0"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2"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4"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5" style:family="paragraph" style:parent-style-name="Text_20_body">
      <style:paragraph-properties fo:text-align="justify" style:justify-single-word="false"/>
      <style:text-properties style:font-name="arial" fo:font-size="10pt" style:font-size-asian="8.75pt" style:font-size-complex="10pt"/>
    </style:style>
    <style:style style:name="P26"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0" style:family="paragraph" style:parent-style-name="Table_20_Contents">
      <style:paragraph-properties fo:text-align="justify" style:justify-single-word="false"/>
      <style:text-properties style:font-name="Arial" fo:font-size="10pt" style:font-size-asian="10pt" style:font-size-complex="10pt"/>
    </style:style>
    <style:style style:name="P31" style:family="paragraph" style:parent-style-name="Table_20_Contents">
      <style:paragraph-properties fo:text-align="center" style:justify-single-word="false"/>
      <style:text-properties style:font-name="arial" fo:font-size="10pt" style:font-size-asian="10pt" style:font-size-complex="10pt"/>
    </style:style>
    <style:style style:name="P3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DejaVu Sans" fo:font-size="10pt" style:font-name-asian="DejaVu Sans" style:font-size-asian="10pt" style:font-name-complex="DejaVu Sans" style:font-size-complex="10pt"/>
    </style:style>
    <style:style style:name="P34" style:family="paragraph" style:parent-style-name="Heading_20_1">
      <style:paragraph-properties fo:break-before="page"/>
    </style:style>
    <style:style style:name="P35" style:family="paragraph" style:parent-style-name="Contents_20_Heading">
      <style:paragraph-properties fo:break-before="page"/>
    </style:style>
    <style:style style:name="P36" style:family="paragraph" style:parent-style-name="Standard">
      <style:paragraph-properties fo:text-align="center" style:justify-single-word="false"/>
      <style:text-properties style:font-name="arial" fo:font-size="10pt" style:font-size-asian="10pt" style:font-size-complex="10pt"/>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0"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fo:text-align="justify" style:justify-single-word="false"/>
      <style:text-properties style:font-name="arial" fo:font-size="10pt" style:font-size-asian="10pt" style:font-size-complex="10pt"/>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9" style:family="paragraph" style:parent-style-name="Table_20_Contents">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FreeMono"/>
    </style:style>
    <style:style style:name="T17" style:family="text">
      <style:text-properties style:font-name="FreeMono" fo:font-weight="normal" style:font-weight-asian="normal" style:font-weight-complex="normal"/>
    </style:style>
    <style:style style:name="T18" style:family="text">
      <style:text-properties style:text-position="sub 58%" style:font-name="arial" fo:font-style="italic" fo:font-weight="normal" style:font-style-asian="italic" style:font-weight-asian="normal" style:font-style-complex="italic" style:font-weight-complex="normal"/>
    </style:style>
    <style:style style:name="T19" style:family="text">
      <style:text-properties style:text-position="sub 58%" style:font-name="arial" fo:font-style="italic" style:font-style-asian="italic" style:font-style-complex="italic"/>
    </style:style>
    <style:style style:name="T20" style:family="text">
      <style:text-properties style:text-position="0% 100%" style:font-name="arial" fo:font-style="normal" fo:font-weight="normal" style:font-style-asian="normal" style:font-weight-asian="normal" style:font-style-complex="normal" style:font-weight-complex="normal"/>
    </style:style>
    <style:style style:name="T21"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7">Administration autonome de serveurs sur la grille avec une machine virtuelle</text:p>
      <text:p text:style-name="P8"/>
      <text:p text:style-name="P8">Plan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4"><text:a xlink:type="simple" xlink:href="mailto:jlouisy@etu.enseeiht.fr"><text:span text:style-name="T1">Julien Louisy</text:span></text:a></text:p>
        </text:list-item>
        <text:list-item>
          <text:p text:style-name="P44"><text:a xlink:type="simple" xlink:href="mailto:jlouisy@etu.enseeiht.fr"><text:span text:style-name="T1">Julien Clariond</text:span></text:a></text:p>
        </text:list-item>
        <text:list-item>
          <text:p text:style-name="P44"><text:a xlink:type="simple" xlink:href="mailto:jlouisy@etu.enseeiht.fr"><text:span text:style-name="T1">Hery Randriamanamihaga</text:span></text:a></text:p>
        </text:list-item>
        <text:list-item>
          <text:p text:style-name="P44"><text:a xlink:type="simple" xlink:href="mailto:jlouisy@etu.enseeiht.fr"><text:span text:style-name="T1">Ezequiel Geremia</text:span></text:a></text:p>
        </text:list-item>
        <text:list-item>
          <text:p text:style-name="P44"><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5">Sommaire</text:p>
          </text:index-title>
          <text:p text:style-name="P37">1 - Préliminaires<text:tab/>3</text:p>
          <text:p text:style-name="P37">2 - Tests de validation<text:tab/>3</text:p>
          <text:p text:style-name="P38">2.1 - Test des propriétés du mécanisme de migration<text:tab/>3</text:p>
          <text:p text:style-name="P38">2.2 - Tests de performances du processus de migration<text:tab/>5</text:p>
          <text:p text:style-name="P38">2.3 - Test de l'utilisation du mécanisme de migration dans Tune<text:tab/>7</text:p>
          <text:p text:style-name="P37">3 - Matrice de couverture<text:tab/>9</text:p>
        </text:index-body>
      </text:table-of-content>
      <text:p text:style-name="Standard"/>
      <text:p text:style-name="P10"/>
      <text:p text:style-name="Text_20_body"/>
      <text:h text:style-name="P34" text:outline-level="1">Préliminaires</text:h>
      <text:p text:style-name="P25"/>
      <text:p text:style-name="P25"><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23"/>
      <text:p text:style-name="P23"><text:tab/>Certains tests, notamment ceux concernant la mesure de performances, amènent à analyser les caractéristiques propres migration, e. 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25"/>
      <text:p text:style-name="P13"><text:tab/>Les notations suivantes seront utilisées dans ce document :</text:p>
      <text:list text:style-name="L2">
        <text:list-item>
          <text:p text:style-name="P39"><text:span text:style-name="T8">dom0</text:span><text:tab/>: système d'exploitation hôte associé à Xen s'exécutant sur une machine physique ;</text:p>
        </text:list-item>
        <text:list-item>
          <text:p text:style-name="P39"><text:span text:style-name="T8">domU</text:span><text:tab/>: système d'exploitation porté sur Xen s'exécutant sur une machine virtuelle.</text:p>
        </text:list-item>
      </text:list>
      <text:p text:style-name="P13"/>
      <text:p text:style-name="P13"><text:tab/>Le prérequis <text:span text:style-name="T8">P#</text:span> suivant est commun à tous les tests de validation :</text:p>
      <text:p text:style-name="P23"><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18"/>
      <text:h text:style-name="Heading_20_1" text:outline-level="1">Tests de validation</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28">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29">Énoncé du test</text:p>
                </table:table-cell>
                <table:table-cell table:style-name="Tableau30.B1.2.1" office:value-type="string">
                  <text:p text:style-name="P17">Migration d'un <text:span text:style-name="T8">domU</text:span> entre deux <text:span text:style-name="T8">dom0</text:span>s.</text:p>
                </table:table-cell>
              </table:table-row>
              <table:table-row table:style-name="Tableau30.B1.1">
                <table:table-cell table:style-name="Tableau30.B1.1.2" office:value-type="string">
                  <text:p text:style-name="P29">Prérequis</text:p>
                </table:table-cell>
                <table:table-cell table:style-name="Tableau30.B1.2.2" office:value-type="string">
                  <text:p text:style-name="P20"><text:span text:style-name="T4">(</text:span><text:span text:style-name="T3">P#)</text:span></text:p>
                </table:table-cell>
              </table:table-row>
              <table:table-row>
                <table:table-cell table:style-name="Tableau30.B1.1.2" office:value-type="string">
                  <text:p text:style-name="P29">Déroulement du test</text:p>
                </table:table-cell>
                <table:table-cell table:style-name="Tableau30.B1.2.2" office:value-type="string">
                  <text:p text:style-name="P16">Exécuter la commande <text:span text:style-name="T17"># watch -n1 xm list</text:span> sur le <text:span text:style-name="T8">dom0_source </text:span><text:span text:style-name="T10">et le </text:span><text:span text:style-name="T8">dom0_destination</text:span><text:span text:style-name="T10">.</text:span></text:p>
                  <text:p text:style-name="P19">Exécuter la commande</text:p>
                  <text:p text:style-name="P26"># migrate --live &lt;machine virtuelle&gt; &lt;hôte de destination&gt;</text:p>
                  <text:p text:style-name="P16">sur le dom0_source.</text:p>
                </table:table-cell>
              </table:table-row>
              <table:table-row>
                <table:table-cell table:style-name="Tableau30.B1.1.2" office:value-type="string">
                  <text:p text:style-name="P29"><text:soft-page-break/>Résultat attendu</text:p>
                </table:table-cell>
                <table:table-cell table:style-name="Tableau30.B1.2.2" office:value-type="string">
                  <text:p text:style-name="P16">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29">Référence de l'exigence</text:p>
                </table:table-cell>
                <table:table-cell table:style-name="Tableau30.B1.2.5" office:value-type="string">
                  <text:p text:style-name="P30">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28">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29">Énoncé du test</text:p>
                </table:table-cell>
                <table:table-cell table:style-name="Tableau12.B1.2.1" office:value-type="string">
                  <text:p text:style-name="P17">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29">Prérequis</text:p>
                </table:table-cell>
                <table:table-cell table:style-name="Tableau12.B1.2.2" office:value-type="string">
                  <text:p text:style-name="P20"><text:span text:style-name="T4">(</text:span><text:span text:style-name="T3">P#)</text:span></text:p>
                  <text:p text:style-name="P17">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29">Déroulement du test</text:p>
                </table:table-cell>
                <table:table-cell table:style-name="Tableau12.B1.2.2" office:value-type="string">
                  <text:p text:style-name="P17">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29">Résultat attendu</text:p>
                </table:table-cell>
                <table:table-cell table:style-name="Tableau12.B1.2.2" office:value-type="string">
                  <text:p text:style-name="P16">Le client ne doit pas être déconnecté.</text:p>
                </table:table-cell>
              </table:table-row>
              <table:table-row>
                <table:table-cell table:style-name="Tableau12.B1.1.5" office:value-type="string">
                  <text:p text:style-name="P29">Référence de l'exigence</text:p>
                </table:table-cell>
                <table:table-cell table:style-name="Tableau12.B1.2.5" office:value-type="string">
                  <text:p text:style-name="P30">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28">T3</text:p>
          </table:table-cell>
          <table:table-cell>
            <table:table table:is-sub-table="true">
              <table:table-column table:style-name="Tableau2.B1.1"/>
              <table:table-column table:style-name="Tableau2.B1.2"/>
              <table:table-row>
                <table:table-cell table:style-name="Tableau2.B1.1.1" office:value-type="string">
                  <text:p text:style-name="P29">Énoncé du test</text:p>
                </table:table-cell>
                <table:table-cell table:style-name="Tableau2.B1.2.1" office:value-type="string">
                  <text:p text:style-name="P23">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29">Prérequis</text:p>
                </table:table-cell>
                <table:table-cell table:style-name="Tableau2.B1.2.2" office:value-type="string">
                  <text:p text:style-name="P23"><text:span text:style-name="T6">(</text:span><text:span text:style-name="T5">P#)</text:span></text:p>
                  <text:p text:style-name="P16">Le programme <text:span text:style-name="T11">P </text:span><text:span text:style-name="T10">s'exécute sur </text:span><text:span text:style-name="T8">domU</text:span><text:span text:style-name="T10">.</text:span></text:p>
                  <text:p text:style-name="P18"><text:span text:style-name="T3">Le programme </text:span><text:span text:style-name="T11">P </text:span><text:span text:style-name="T10">doit s'exécuter sur une durée finie supérieure à la durée d'une migration</text:span><text:span text:style-name="T3">.</text:span></text:p>
                </table:table-cell>
              </table:table-row>
              <table:table-row>
                <table:table-cell table:style-name="Tableau2.B1.1.2" office:value-type="string">
                  <text:p text:style-name="P29">Déroulement du test</text:p>
                </table:table-cell>
                <table:table-cell table:style-name="Tableau2.B1.2.2" office:value-type="string">
                  <text:p text:style-name="P17"><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7"><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7"><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29">Résultat attendu</text:p>
                </table:table-cell>
                <table:table-cell table:style-name="Tableau2.B1.2.2" office:value-type="string">
                  <text:p text:style-name="P16">Les fichiers <text:span text:style-name="T8">F1</text:span> et <text:span text:style-name="T8">F2</text:span> sont identiques.</text:p>
                </table:table-cell>
              </table:table-row>
              <table:table-row>
                <table:table-cell table:style-name="Tableau2.B1.1.5" office:value-type="string">
                  <text:p text:style-name="P29">Référence de l'exigence</text:p>
                </table:table-cell>
                <table:table-cell table:style-name="Tableau2.B1.2.5" office:value-type="string">
                  <text:p text:style-name="P30">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28">T4</text:p>
          </table:table-cell>
          <table:table-cell>
            <table:table table:is-sub-table="true">
              <table:table-column table:style-name="Tableau3.B1.1"/>
              <table:table-column table:style-name="Tableau3.B1.2"/>
              <table:table-row>
                <table:table-cell table:style-name="Tableau3.B1.1.1" office:value-type="string">
                  <text:p text:style-name="P29">Énoncé du test</text:p>
                </table:table-cell>
                <table:table-cell table:style-name="Tableau3.B1.2.1" office:value-type="string">
                  <text:p text:style-name="P23">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29">Prérequis</text:p>
                </table:table-cell>
                <table:table-cell table:style-name="Tableau3.B1.2.2" office:value-type="string">
                  <text:p text:style-name="P23"><text:span text:style-name="T6">(</text:span><text:span text:style-name="T5">P#)</text:span></text:p>
                  <text:p text:style-name="P16"><text:soft-page-break/>Le programme <text:span text:style-name="T12">P</text:span><text:span text:style-name="T18">k</text:span><text:span text:style-name="T12"> </text:span>décrit l'ensemble des applications suivantes : <text:span text:style-name="T12">P</text:span><text:span text:style-name="T18">1 </text:span><text:span text:style-name="T20">est un serveur de streaming, <text:s/></text:span><text:span text:style-name="T21">P</text:span><text:span text:style-name="T18">2</text:span><text:span text:style-name="T18"> </text:span><text:span text:style-name="T20">est un compteur synchrone écrivant ses </text:span><text:span text:style-name="T20">résultats dans un fichier.</text:span></text:p>
                </table:table-cell>
              </table:table-row>
              <table:table-row>
                <table:table-cell table:style-name="Tableau3.B1.1.2" office:value-type="string">
                  <text:p text:style-name="P29">Déroulement du test</text:p>
                </table:table-cell>
                <table:table-cell table:style-name="Tableau3.B1.2.2" office:value-type="string">
                  <text:p text:style-name="P17"><text:span text:style-name="T8">Cas 1 :</text:span> seul le programme <text:span text:style-name="T11">P</text:span><text:span text:style-name="T19">k</text:span> s'exécute sur le <text:span text:style-name="T8">domU</text:span> hébergé par le <text:span text:style-name="T8">dom0_source</text:span>. Une migration du <text:span text:style-name="T8">domU</text:span> est opérée vers le <text:span text:style-name="T8">dom0_destination</text:span>.</text:p>
                  <text:p text:style-name="P17"><text:span text:style-name="T8">Cas 2 :</text:span> le programme <text:span text:style-name="T11">P</text:span><text:span text:style-name="T19">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29">Résultat attendu</text:p>
                </table:table-cell>
                <table:table-cell table:style-name="Tableau3.B1.2.2" office:value-type="string">
                  <text:p text:style-name="P16">Les critères de réussite dépendent du <text:span text:style-name="T12">P</text:span><text:span text:style-name="T18">k</text:span> choisi : pour <text:span text:style-name="T12">P</text:span><text:span text:style-name="T18">1</text:span> aucun client connecté au serveur ne doit être déconnecté, pour <text:span text:style-name="T21">P</text:span><text:span text:style-name="T18">2</text:span> les fichiers produits dans chacun des deux cas doivent être identiques.</text:p>
                </table:table-cell>
              </table:table-row>
              <table:table-row>
                <table:table-cell table:style-name="Tableau3.B1.1.5" office:value-type="string">
                  <text:p text:style-name="P29">Référence de l'exigence</text:p>
                </table:table-cell>
                <table:table-cell table:style-name="Tableau3.B1.2.5" office:value-type="string">
                  <text:p text:style-name="P30">EF1, EF2, EF3, EF4</text:p>
                </table:table-cell>
              </table:table-row>
            </table:table>
          </table:table-cell>
        </table:table-row>
      </table:table>
      <text:p text:style-name="P10"/>
      <text:h text:style-name="Heading_20_2" text:outline-level="2">Tests de performances du processus de migration</text:h>
      <text:p text:style-name="P10"/>
      <table:table table:name="Tableau4" table:style-name="Tableau4">
        <table:table-column table:style-name="Tableau4.A"/>
        <table:table-column table:style-name="Tableau4.B"/>
        <table:table-row>
          <table:table-cell table:style-name="Tableau4.A1" office:value-type="string">
            <text:p text:style-name="P28">T5</text:p>
          </table:table-cell>
          <table:table-cell>
            <table:table table:is-sub-table="true">
              <table:table-column table:style-name="Tableau4.B1.1"/>
              <table:table-column table:style-name="Tableau4.B1.2"/>
              <table:table-row>
                <table:table-cell table:style-name="Tableau4.B1.1.1" office:value-type="string">
                  <text:p text:style-name="P29">Énoncé du test</text:p>
                </table:table-cell>
                <table:table-cell table:style-name="Tableau4.B1.2.1" office:value-type="string">
                  <text:p text:style-name="P24">Mesure comparative de la durée de la migration d'un <text:span text:style-name="T8">domU</text:span>.</text:p>
                </table:table-cell>
              </table:table-row>
              <table:table-row>
                <table:table-cell table:style-name="Tableau4.B1.1.2" office:value-type="string">
                  <text:p text:style-name="P29">Prérequis</text:p>
                </table:table-cell>
                <table:table-cell table:style-name="Tableau4.B1.2.2" office:value-type="string">
                  <text:p text:style-name="P23"><text:span text:style-name="T6">(</text:span><text:span text:style-name="T5">P#)</text:span></text:p>
                  <text:p text:style-name="P18"><text:span text:style-name="T3">Le programme </text:span><text:span text:style-name="T11">T</text:span><text:span text:style-name="T3"> capable d'accéder au temps processeur d'un </text:span><text:span text:style-name="T5">domU</text:span><text:span text:style-name="T3">.</text:span></text:p>
                  <text:p text:style-name="P18"><text:span text:style-name="T3">Le programme </text:span><text:span text:style-name="T11">P</text:span><text:span text:style-name="T3"> capable d'effectuer des appels RMI successifs depuis <text:s/></text:span><text:span text:style-name="T5">dom0_source</text:span><text:span text:style-name="T3"> vers le </text:span><text:span text:style-name="T5">dom0_destination</text:span><text:span text:style-name="T3">.</text:span></text:p>
                </table:table-cell>
              </table:table-row>
              <table:table-row>
                <table:table-cell table:style-name="Tableau4.B1.1.2" office:value-type="string">
                  <text:p text:style-name="P29">Déroulement du test</text:p>
                </table:table-cell>
                <table:table-cell table:style-name="Tableau4.B1.2.2" office:value-type="string">
                  <text:p text:style-name="P21">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1">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29">Résultat attendu</text:p>
                </table:table-cell>
                <table:table-cell table:style-name="Tableau4.B1.2.2" office:value-type="string">
                  <text:p text:style-name="P16">La durée de deux migrations successive exprimée en fonction de la durée d'un appel RMI.</text:p>
                </table:table-cell>
              </table:table-row>
              <table:table-row>
                <table:table-cell table:style-name="Tableau4.B1.1.5" office:value-type="string">
                  <text:p text:style-name="P29">Référence de l'exigence</text:p>
                </table:table-cell>
                <table:table-cell table:style-name="Tableau4.B1.2.5" office:value-type="string">
                  <text:p text:style-name="P30">EF1, EF5</text:p>
                </table:table-cell>
              </table:table-row>
            </table:table>
          </table:table-cell>
        </table:table-row>
      </table:table>
      <text:p text:style-name="P10"><text:soft-page-break/></text:p>
      <table:table table:name="Tableau5" table:style-name="Tableau5">
        <table:table-column table:style-name="Tableau5.A"/>
        <table:table-column table:style-name="Tableau5.B"/>
        <table:table-row>
          <table:table-cell table:style-name="Tableau5.A1" office:value-type="string">
            <text:p text:style-name="P28">T6</text:p>
          </table:table-cell>
          <table:table-cell>
            <table:table table:is-sub-table="true">
              <table:table-column table:style-name="Tableau5.B1.1"/>
              <table:table-column table:style-name="Tableau5.B1.2"/>
              <table:table-row>
                <table:table-cell table:style-name="Tableau5.B1.1.1" office:value-type="string">
                  <text:p text:style-name="P29">Énoncé du test</text:p>
                </table:table-cell>
                <table:table-cell table:style-name="Tableau5.B1.2.1" office:value-type="string">
                  <text:p text:style-name="P24">Calcul du délai introduit par la migration dans l'exécution d'un programme s'exécutant sur un <text:span text:style-name="T8">domU</text:span>.</text:p>
                </table:table-cell>
              </table:table-row>
              <table:table-row>
                <table:table-cell table:style-name="Tableau5.B1.1.2" office:value-type="string">
                  <text:p text:style-name="P29">Prérequis</text:p>
                </table:table-cell>
                <table:table-cell table:style-name="Tableau5.B1.2.2" office:value-type="string">
                  <text:p text:style-name="P23"><text:span text:style-name="T6">(</text:span><text:span text:style-name="T5">P#)</text:span><text:span text:style-name="T7">, T5</text:span></text:p>
                  <text:p text:style-name="P18"><text:span text:style-name="T3">Le programme </text:span><text:span text:style-name="T11">T</text:span><text:span text:style-name="T3"> capable d'accéder au temps processeur d'un </text:span><text:span text:style-name="T5">domU</text:span><text:span text:style-name="T3">.</text:span></text:p>
                  <text:p text:style-name="P18"><text:span text:style-name="T3">Le programme </text:span><text:span text:style-name="T11">P </text:span><text:span text:style-name="T14">doit s'exécuter sur une durée finie supérieure à la durée de deux migration successives</text:span><text:span text:style-name="T3">.</text:span></text:p>
                </table:table-cell>
              </table:table-row>
              <table:table-row>
                <table:table-cell table:style-name="Tableau5.B1.1.2" office:value-type="string">
                  <text:p text:style-name="P29">Déroulement du test</text:p>
                </table:table-cell>
                <table:table-cell table:style-name="Tableau5.B1.2.2" office:value-type="string">
                  <text:p text:style-name="P16"><text:span text:style-name="T8">Cas 1 :</text:span> <text:span text:style-name="T10">mesure de la durée d'exécution du programme </text:span><text:span text:style-name="T12">P</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10"> l'autre à son retour.</text:span></text:p>
                  <text:p text:style-name="P22">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able:table-cell>
              </table:table-row>
              <table:table-row>
                <table:table-cell table:style-name="Tableau5.B1.1.2" office:value-type="string">
                  <text:p text:style-name="P29">Résultat attendu</text:p>
                </table:table-cell>
                <table:table-cell table:style-name="Tableau5.B1.2.2" office:value-type="string">
                  <text:p text:style-name="P16">Le délai introduit par la migration exprimé en fonction de la durée d'une migration.</text:p>
                </table:table-cell>
              </table:table-row>
              <table:table-row>
                <table:table-cell table:style-name="Tableau5.B1.1.5" office:value-type="string">
                  <text:p text:style-name="P29">Référence de l'exigence</text:p>
                </table:table-cell>
                <table:table-cell table:style-name="Tableau5.B1.2.5" office:value-type="string">
                  <text:p text:style-name="P30">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28">T7</text:p>
          </table:table-cell>
          <table:table-cell>
            <table:table table:is-sub-table="true">
              <table:table-column table:style-name="Tableau6.B1.1"/>
              <table:table-column table:style-name="Tableau6.B1.2"/>
              <table:table-row>
                <table:table-cell table:style-name="Tableau6.B1.1.1" office:value-type="string">
                  <text:p text:style-name="P29">Énoncé du test</text:p>
                </table:table-cell>
                <table:table-cell table:style-name="Tableau6.B1.2.1" office:value-type="string">
                  <text:p text:style-name="P17">Mesure du durée de l'interruption de service produite par une migration de <text:span text:style-name="T8">domU </text:span>et <text:span text:style-name="T14">doit s'exécuter sur une durée supérieure à la durée d'une migration</text:span>.</text:p>
                </table:table-cell>
              </table:table-row>
              <table:table-row>
                <table:table-cell table:style-name="Tableau6.B1.1.2" office:value-type="string">
                  <text:p text:style-name="P29">Prérequis</text:p>
                </table:table-cell>
                <table:table-cell table:style-name="Tableau6.B1.2.2" office:value-type="string">
                  <text:p text:style-name="P14">(P#)</text:p>
                  <text:p text:style-name="P18"><text:span text:style-name="T3">Le commande </text:span><text:span text:style-name="T16">ping</text:span><text:span text:style-name="T3"> paramétrable en fréquence.</text:span></text:p>
                  <text:p text:style-name="P18"><text:span text:style-name="T3">Le programme </text:span><text:span text:style-name="T11">P</text:span><text:span text:style-name="T3"> qui utilise la commande </text:span><text:span text:style-name="T16">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29">Déroulement du test</text:p>
                </table:table-cell>
                <table:table-cell table:style-name="Tableau6.B1.2.2" office:value-type="string">
                  <text:p text:style-name="P18"><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6">ping</text:span>.</text:p>
                  <text:p text:style-name="P18">La durée de l'interruption de service introduit par une migration de <text:span text:style-name="T8">domU <text:s/></text:span>est la différence entre le nombre de requêtes <text:span text:style-name="T16">ping</text:span> envoyées par <text:s/>et le nombre de requêtes <text:span text:style-name="T16">ping</text:span> reçues par le <text:span text:style-name="T8">dom0_référence</text:span>.</text:p>
                </table:table-cell>
              </table:table-row>
              <table:table-row>
                <table:table-cell table:style-name="Tableau6.B1.1.2" office:value-type="string">
                  <text:p text:style-name="P29">Résultat attendu</text:p>
                </table:table-cell>
                <table:table-cell table:style-name="Tableau6.B1.2.2" office:value-type="string">
                  <text:p text:style-name="P16"><text:span text:style-name="T10">La durée de l'interruption de service introduit par une migration de </text:span><text:span text:style-name="T8">domU</text:span><text:span text:style-name="T10"> </text:span><text:span text:style-name="T10">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29"><text:soft-page-break/>Référence de l'exigence</text:p>
                </table:table-cell>
                <table:table-cell table:style-name="Tableau6.B1.2.5" office:value-type="string">
                  <text:p text:style-name="P30">EF1, EF7</text:p>
                </table:table-cell>
              </table:table-row>
            </table:table>
          </table:table-cell>
        </table:table-row>
      </table:table>
      <text:h text:style-name="Heading_20_2" text:outline-level="2">Test de l'utilisation du mécanisme de migration dans Tune</text:h>
      <text:p text:style-name="P10"/>
      <table:table table:name="Tableau7" table:style-name="Tableau7">
        <table:table-column table:style-name="Tableau7.A"/>
        <table:table-column table:style-name="Tableau7.B"/>
        <table:table-row>
          <table:table-cell table:style-name="Tableau7.A1" office:value-type="string">
            <text:p text:style-name="P28">T8</text:p>
          </table:table-cell>
          <table:table-cell>
            <table:table table:is-sub-table="true">
              <table:table-column table:style-name="Tableau7.B1.1"/>
              <table:table-column table:style-name="Tableau7.B1.2"/>
              <table:table-row>
                <table:table-cell table:style-name="Tableau7.A1" office:value-type="string">
                  <text:p text:style-name="P29">Énoncé du test</text:p>
                </table:table-cell>
                <table:table-cell table:style-name="Tableau7.B1.2.1" office:value-type="string">
                  <text:p text:style-name="P50">Toute migration dans l'environnement Tune devra satisfaire à l'exigence EF2.</text:p>
                </table:table-cell>
              </table:table-row>
              <table:table-row>
                <table:table-cell table:style-name="Tableau7.B1.1.2" office:value-type="string">
                  <text:p text:style-name="P29">Prérequis</text:p>
                </table:table-cell>
                <table:table-cell table:style-name="Tableau7.B1.2.2" office:value-type="string">
                  <text:p text:style-name="P24">L'exigence EF2 est satisfaite.</text:p>
                  <text:p text:style-name="P24">Le mécanisme de migration administré par TUNe est fonctionnel.</text:p>
                </table:table-cell>
              </table:table-row>
              <table:table-row>
                <table:table-cell table:style-name="Tableau7.B1.1.2" office:value-type="string">
                  <text:p text:style-name="P29">Déroulement du test</text:p>
                </table:table-cell>
                <table:table-cell table:style-name="Tableau7.B1.2.2" office:value-type="string">
                  <text:p text:style-name="P17">Le déroulement de ce test est similaire au déroulement du test T2 sur des machines administrées par TUNe.</text:p>
                </table:table-cell>
              </table:table-row>
              <table:table-row>
                <table:table-cell table:style-name="Tableau7.B1.1.2" office:value-type="string">
                  <text:p text:style-name="P29">Résultat attendu</text:p>
                </table:table-cell>
                <table:table-cell table:style-name="Tableau7.B1.2.2" office:value-type="string">
                  <text:p text:style-name="P16">Même résultat que pour le test T2.</text:p>
                </table:table-cell>
              </table:table-row>
              <table:table-row>
                <table:table-cell table:style-name="Tableau7.B1.1.5" office:value-type="string">
                  <text:p text:style-name="P29">Référence de l'exigence</text:p>
                </table:table-cell>
                <table:table-cell table:style-name="Tableau7.B1.2.5" office:value-type="string">
                  <text:p text:style-name="P30">EF1, EF2,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28">T9</text:p>
          </table:table-cell>
          <table:table-cell>
            <table:table table:is-sub-table="true">
              <table:table-column table:style-name="Tableau8.B1.1"/>
              <table:table-column table:style-name="Tableau8.B1.2"/>
              <table:table-row>
                <table:table-cell table:style-name="Tableau8.B1.1.1" office:value-type="string">
                  <text:p text:style-name="P29">Énoncé du test</text:p>
                </table:table-cell>
                <table:table-cell table:style-name="Tableau8.B1.2.1" office:value-type="string">
                  <text:p text:style-name="P50">Toute migration dans l'environnement Tune devra satisfaire à l'exigence EF3.</text:p>
                </table:table-cell>
              </table:table-row>
              <table:table-row>
                <table:table-cell table:style-name="Tableau8.B1.1.2" office:value-type="string">
                  <text:p text:style-name="P29">Prérequis</text:p>
                </table:table-cell>
                <table:table-cell table:style-name="Tableau8.B1.2.2" office:value-type="string">
                  <text:p text:style-name="P24">L'exigence EF3 est satisfaite.</text:p>
                  <text:p text:style-name="P24">Le mécanisme de migration administré par TUNe est fonctionnel.</text:p>
                </table:table-cell>
              </table:table-row>
              <table:table-row>
                <table:table-cell table:style-name="Tableau8.B1.1.2" office:value-type="string">
                  <text:p text:style-name="P29">Déroulement du test</text:p>
                </table:table-cell>
                <table:table-cell table:style-name="Tableau8.B1.2.2" office:value-type="string">
                  <text:p text:style-name="P17">Le déroulement de ce test est similaire au déroulement du test T2 sur des machines administrées par TUNe.</text:p>
                </table:table-cell>
              </table:table-row>
              <table:table-row>
                <table:table-cell table:style-name="Tableau8.B1.1.2" office:value-type="string">
                  <text:p text:style-name="P29">Résultat attendu</text:p>
                </table:table-cell>
                <table:table-cell table:style-name="Tableau8.B1.2.2" office:value-type="string">
                  <text:p text:style-name="P16">Même résultat que pour le test T3.</text:p>
                </table:table-cell>
              </table:table-row>
              <table:table-row>
                <table:table-cell table:style-name="Tableau8.B1.1.5" office:value-type="string">
                  <text:p text:style-name="P29">Référence de l'exigence</text:p>
                </table:table-cell>
                <table:table-cell table:style-name="Tableau8.B1.2.5" office:value-type="string">
                  <text:p text:style-name="P30">EF1, EF3,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28">T10</text:p>
          </table:table-cell>
          <table:table-cell>
            <table:table table:is-sub-table="true">
              <table:table-column table:style-name="Tableau9.B1.1"/>
              <table:table-column table:style-name="Tableau9.B1.2"/>
              <table:table-row>
                <table:table-cell table:style-name="Tableau9.B1.1.1" office:value-type="string">
                  <text:p text:style-name="P29">Énoncé du test</text:p>
                </table:table-cell>
                <table:table-cell table:style-name="Tableau9.B1.2.1" office:value-type="string">
                  <text:p text:style-name="P50">Toute migration dans l'environnement Tune devra satisfaire à l'exigence EF4.</text:p>
                </table:table-cell>
              </table:table-row>
              <table:table-row>
                <table:table-cell table:style-name="Tableau9.B1.1.2" office:value-type="string">
                  <text:p text:style-name="P29">Prérequis</text:p>
                </table:table-cell>
                <table:table-cell table:style-name="Tableau9.B1.2.2" office:value-type="string">
                  <text:p text:style-name="P24">L'exigence EF4 est satisfaite.</text:p>
                  <text:p text:style-name="P24">Le mécanisme de migration administré par TUNe est fonctionnel.</text:p>
                </table:table-cell>
              </table:table-row>
              <table:table-row>
                <table:table-cell table:style-name="Tableau9.B1.1.2" office:value-type="string">
                  <text:p text:style-name="P29">Déroulement du test</text:p>
                </table:table-cell>
                <table:table-cell table:style-name="Tableau9.B1.2.2" office:value-type="string">
                  <text:p text:style-name="P17">Le déroulement de ce test est similaire au déroulement du test T2 sur des machines administrées par TUNe.</text:p>
                </table:table-cell>
              </table:table-row>
              <table:table-row>
                <table:table-cell table:style-name="Tableau9.B1.1.2" office:value-type="string">
                  <text:p text:style-name="P29">Résultat attendu</text:p>
                </table:table-cell>
                <table:table-cell table:style-name="Tableau9.B1.2.2" office:value-type="string">
                  <text:p text:style-name="P16">Même résultat que pour le test T4.</text:p>
                </table:table-cell>
              </table:table-row>
              <table:table-row>
                <table:table-cell table:style-name="Tableau9.B1.1.5" office:value-type="string">
                  <text:p text:style-name="P29">Référence de l'exigence</text:p>
                </table:table-cell>
                <table:table-cell table:style-name="Tableau9.B1.2.5" office:value-type="string">
                  <text:p text:style-name="P30">EF1, EF4,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28">T11</text:p>
          </table:table-cell>
          <table:table-cell>
            <table:table table:is-sub-table="true">
              <table:table-column table:style-name="Tableau10.B1.1"/>
              <table:table-column table:style-name="Tableau10.B1.2"/>
              <table:table-row>
                <table:table-cell table:style-name="Tableau10.B1.1.1" office:value-type="string">
                  <text:p text:style-name="P29">Énoncé du test</text:p>
                </table:table-cell>
                <table:table-cell table:style-name="Tableau10.B1.2.1" office:value-type="string">
                  <text:p text:style-name="P50">Migration autonome de machines virtuelles</text:p>
                </table:table-cell>
              </table:table-row>
              <table:table-row>
                <table:table-cell table:style-name="Tableau10.B1.1.2" office:value-type="string">
                  <text:p text:style-name="P29">Prérequis</text:p>
                </table:table-cell>
                <table:table-cell table:style-name="Tableau10.B1.2.2" office:value-type="string">
                  <text:p text:style-name="P24">Le mécanisme de migration administré par TUNe est fonctionnel.</text:p>
                  <text:p text:style-name="P24"><text:soft-page-break/>Une sonde paramétrable réagissant à un taux de charge CPU donné est <text:s/>intégrée dans l'architecture TUNe.</text:p>
                  <text:p text:style-name="P24">La charge CPU du système hôte source est contrôlée</text:p>
                </table:table-cell>
              </table:table-row>
              <table:table-row>
                <table:table-cell table:style-name="Tableau10.B1.1.2" office:value-type="string">
                  <text:p text:style-name="P29">Déroulement du test</text:p>
                </table:table-cell>
                <table:table-cell table:style-name="Tableau10.B1.2.2" office:value-type="string">
                  <text:p text:style-name="P17">Déployer l'architecture autonome.</text:p>
                  <text:p text:style-name="P17">Varier la charge CPU de la machine hôte source</text:p>
                </table:table-cell>
              </table:table-row>
              <table:table-row>
                <table:table-cell table:style-name="Tableau10.B1.1.2" office:value-type="string">
                  <text:p text:style-name="P29">Résultat attendu</text:p>
                </table:table-cell>
                <table:table-cell table:style-name="Tableau10.B1.2.2" office:value-type="string">
                  <text:p text:style-name="P16">La migration est déclenchée dès que le seuil de migration est franchi</text:p>
                </table:table-cell>
              </table:table-row>
              <table:table-row>
                <table:table-cell table:style-name="Tableau10.B1.1.5" office:value-type="string">
                  <text:p text:style-name="P29">Référence de l'exigence</text:p>
                </table:table-cell>
                <table:table-cell table:style-name="Tableau10.B1.2.5" office:value-type="string">
                  <text:p text:style-name="P30">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28">T12</text:p>
          </table:table-cell>
          <table:table-cell>
            <table:table table:is-sub-table="true">
              <table:table-column table:style-name="Tableau11.B1.1"/>
              <table:table-column table:style-name="Tableau11.B1.2"/>
              <table:table-row>
                <table:table-cell table:style-name="Tableau11.B1.1.1" office:value-type="string">
                  <text:p text:style-name="P29">Énoncé du test</text:p>
                </table:table-cell>
                <table:table-cell table:style-name="Tableau11.B1.2.1" office:value-type="string">
                  <text:p text:style-name="P49">Gestion des charges CPU des machines hôtes de destination</text:p>
                </table:table-cell>
              </table:table-row>
              <table:table-row>
                <table:table-cell table:style-name="Tableau11.B1.1.2" office:value-type="string">
                  <text:p text:style-name="P29">Prérequis</text:p>
                </table:table-cell>
                <table:table-cell table:style-name="Tableau11.B1.2.2" office:value-type="string">
                  <text:p text:style-name="P17">Le mécanisme de migration administré par TUNe est fonctionnel.</text:p>
                  <text:p text:style-name="P17">L'architecture TUNe comporte un composant de surveillance de charge sur toutes les machines hôtes susceptibles du parc.</text:p>
                  <text:p text:style-name="P17">Les charges CPU des machines hôtes peuvent être</text:p>
                </table:table-cell>
              </table:table-row>
              <table:table-row>
                <table:table-cell table:style-name="Tableau11.B1.1.2" office:value-type="string">
                  <text:p text:style-name="P29">Déroulement du test</text:p>
                </table:table-cell>
                <table:table-cell table:style-name="Tableau11.B1.2.2" office:value-type="string">
                  <text:p text:style-name="P17"/>
                  <text:p text:style-name="P17"/>
                </table:table-cell>
              </table:table-row>
              <table:table-row>
                <table:table-cell table:style-name="Tableau11.B1.1.2" office:value-type="string">
                  <text:p text:style-name="P29">Résultat attendu</text:p>
                </table:table-cell>
                <table:table-cell table:style-name="Tableau11.B1.2.2" office:value-type="string">
                  <text:p text:style-name="P16"/>
                </table:table-cell>
              </table:table-row>
              <table:table-row>
                <table:table-cell table:style-name="Tableau11.B1.1.5" office:value-type="string">
                  <text:p text:style-name="P29">Référence de l'exigence</text:p>
                </table:table-cell>
                <table:table-cell table:style-name="Tableau11.B1.2.5" office:value-type="string">
                  <text:p text:style-name="P30">EF12</text:p>
                </table:table-cell>
              </table:table-row>
            </table:table>
          </table:table-cell>
        </table:table-row>
      </table:table>
      <text:p text:style-name="P12"/>
      <text:h text:style-name="Heading_20_1" text:outline-level="1" text:is-list-header="true"/>
      <text:h text:style-name="P34" text:outline-level="1">Matrice de couverture</text:h>
      <text:p text:style-name="P15"/>
      <text:p text:style-name="P15"><text:tab/>La couverture des exigences par les tests est résumée dans la matrice de couverture ci-après. Les points sont situés à l'intersection de la ligne du test considéré et de la colonne de l'exigence qu'il permet de valider.</text:p>
      <text:p text:style-name="P15"/>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B"/>
        <table:table-column table:style-name="Tableau13.C" table:number-columns-repeated="2"/>
        <table:table-column table:style-name="Tableau13.B"/>
        <table:table-column table:style-name="Tableau13.E"/>
        <table:table-column table:style-name="Tableau13.C"/>
        <table:table-column table:style-name="Tableau13.B"/>
        <table:table-column table:style-name="Tableau13.C"/>
        <table:table-column table:style-name="Tableau13.N"/>
        <table:table-row>
          <table:table-cell table:style-name="Tableau13.A1" table:number-rows-spanned="2" table:number-columns-spanned="2" office:value-type="string">
            <text:p text:style-name="P31"/>
          </table:table-cell>
          <table:covered-table-cell/>
          <table:table-cell table:style-name="Tableau13.C1" table:number-columns-spanned="12" office:value-type="string">
            <text:p text:style-name="P32">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3.C2" office:value-type="string">
            <text:p text:style-name="P36">EF1</text:p>
          </table:table-cell>
          <table:table-cell table:style-name="Tableau13.C2" office:value-type="string">
            <text:p text:style-name="P36">EF2</text:p>
          </table:table-cell>
          <table:table-cell table:style-name="Tableau13.C2" office:value-type="string">
            <text:p text:style-name="P36">EF3</text:p>
          </table:table-cell>
          <table:table-cell table:style-name="Tableau13.C2" office:value-type="string">
            <text:p text:style-name="P36">EF4</text:p>
          </table:table-cell>
          <table:table-cell table:style-name="Tableau13.C2" office:value-type="string">
            <text:p text:style-name="P36">EF5</text:p>
          </table:table-cell>
          <table:table-cell table:style-name="Tableau13.C2" office:value-type="string">
            <text:p text:style-name="P36">EF6</text:p>
          </table:table-cell>
          <table:table-cell table:style-name="Tableau13.C2" office:value-type="string">
            <text:p text:style-name="P36">EF7</text:p>
          </table:table-cell>
          <table:table-cell table:style-name="Tableau13.C2" office:value-type="string">
            <text:p text:style-name="P36">EF8</text:p>
          </table:table-cell>
          <table:table-cell table:style-name="Tableau13.C2" office:value-type="string">
            <text:p text:style-name="P36">EF9</text:p>
          </table:table-cell>
          <table:table-cell table:style-name="Tableau13.C2" office:value-type="string">
            <text:p text:style-name="P36">EF10</text:p>
          </table:table-cell>
          <table:table-cell table:style-name="Tableau13.C2" office:value-type="string">
            <text:p text:style-name="P36">EF11</text:p>
          </table:table-cell>
          <table:table-cell table:style-name="Tableau13.N2" office:value-type="string">
            <text:p text:style-name="P36">EF12</text:p>
          </table:table-cell>
        </table:table-row>
        <table:table-row>
          <table:table-cell table:style-name="Tableau13.C1" table:number-rows-spanned="12" office:value-type="string">
            <text:p text:style-name="P32">Tests</text:p>
          </table:table-cell>
          <table:table-cell table:style-name="Tableau13.C1" office:value-type="string">
            <text:p text:style-name="P36">T1</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6">T2</text:p>
          </table:table-cell>
          <table:table-cell table:style-name="Tableau13.C2" office:value-type="string">
            <text:p text:style-name="P33">⚫</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6">T3</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6">T4</text:p>
          </table:table-cell>
          <table:table-cell table:style-name="Tableau13.C2" office:value-type="string">
            <text:p text:style-name="P33">⚫</text:p>
          </table:table-cell>
          <table:table-cell table:style-name="Tableau13.C2" office:value-type="string">
            <text:p text:style-name="P33">⚫</text:p>
          </table:table-cell>
          <table:table-cell table:style-name="Tableau13.C2" office:value-type="string">
            <text:p text:style-name="P33">⚫</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6">T5</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6">T6</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6">T7</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6">T8</text:p>
          </table:table-cell>
          <table:table-cell table:style-name="Tableau13.C2" office:value-type="string">
            <text:p text:style-name="P33">⚫</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6">T9</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6">T10</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3">⚫</text:p>
          </table:table-cell>
          <table:table-cell table:style-name="Tableau13.C2" office:value-type="string">
            <text:p text:style-name="P31"/>
          </table:table-cell>
          <table:table-cell table:style-name="Tableau13.N2" office:value-type="string">
            <text:p text:style-name="P31"/>
          </table:table-cell>
        </table:table-row>
        <table:table-row>
          <table:covered-table-cell/>
          <table:table-cell table:style-name="Tableau13.C2" office:value-type="string">
            <text:p text:style-name="P36">T11</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3"/>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3">⚫</text:p>
          </table:table-cell>
          <table:table-cell table:style-name="Tableau13.N2" office:value-type="string">
            <text:p text:style-name="P31"/>
          </table:table-cell>
        </table:table-row>
        <table:table-row>
          <table:covered-table-cell/>
          <table:table-cell table:style-name="Tableau13.C2" office:value-type="string">
            <text:p text:style-name="P36">T12</text:p>
          </table:table-cell>
          <table:table-cell table:style-name="Tableau13.C2" office:value-type="string">
            <text:p text:style-name="P33">⚫</text:p>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C2" office:value-type="string">
            <text:p text:style-name="P31"/>
          </table:table-cell>
          <table:table-cell table:style-name="Tableau13.N2" office:value-type="string">
            <text:p text:style-name="P33">⚫</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0T12:24:36</dc:date>
    <meta:editing-cycles>70</meta:editing-cycles>
    <meta:editing-duration>PT15H17M34S</meta:editing-duration>
    <meta:user-defined meta:name="Info 1"/>
    <meta:user-defined meta:name="Info 2"/>
    <meta:user-defined meta:name="Info 3"/>
    <meta:user-defined meta:name="Info 4"/>
    <meta:document-statistic meta:table-count="13" meta:image-count="1" meta:object-count="0" meta:page-count="9" meta:paragraph-count="249" meta:word-count="1692" meta:character-count="10363"/>
  </office:meta>
</office:document-meta>
</file>